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Implement Union, Intersection, Complement and Difference operations on fuzzy sets. Also create fuzzy relation by Cartesian product of any two fuzzy sets and perform max-min composition on any two fuzzy relations. </text:p>
      <text:p text:style-name="Standard">1 2</text:p>
      <text:p text:style-name="Standard">0.3 4</text:p>
      <text:p text:style-name="Standard">0.5 6</text:p>
      <text:p text:style-name="Standard">0.2 8</text:p>
      <text:p text:style-name="Standard">Enter 2nd set</text:p>
      <text:p text:style-name="Standard">0.5 2</text:p>
      <text:p text:style-name="Standard">0.4 4</text:p>
      <text:p text:style-name="Standard">0.1 6</text:p>
      <text:p text:style-name="Standard">1 8</text:p>
      <text:p text:style-name="Standard">*/</text:p>
      <text:p text:style-name="Standard"/>
      <text:p text:style-name="Standard">#include&lt;bits/stdc++.h&gt;</text:p>
      <text:p text:style-name="Standard">#include &lt;chrono&gt;</text:p>
      <text:p text:style-name="Standard">using namespace std;</text:p>
      <text:p text:style-name="Standard"/>
      <text:p text:style-name="Standard">class FuzzySet{</text:p>
      <text:p text:style-name="Standard"><text:tab/>public:</text:p>
      <text:p text:style-name="Standard"><text:tab/>vector&lt;pair&lt;double,int&gt;&gt; arr1;</text:p>
      <text:p text:style-name="Standard"><text:tab/>vector&lt;pair&lt;double,int&gt;&gt; arr2;</text:p>
      <text:p text:style-name="Standard"><text:tab/>vector&lt;pair&lt;double,int&gt;&gt; union_arr;</text:p>
      <text:p text:style-name="Standard"><text:tab/>vector&lt;pair&lt;double,int&gt;&gt; inter_arr;</text:p>
      <text:p text:style-name="Standard"><text:tab/>vector&lt;pair&lt;double,int&gt;&gt; arr1_comp;</text:p>
      <text:p text:style-name="Standard"><text:tab/>vector&lt;pair&lt;double,int&gt;&gt; arr2_comp;</text:p>
      <text:p text:style-name="Standard"><text:tab/>vector&lt;pair&lt;double,int&gt;&gt; diff1;</text:p>
      <text:p text:style-name="Standard"><text:tab/>vector&lt;pair&lt;double,int&gt;&gt; diff2;</text:p>
      <text:p text:style-name="Standard"><text:tab/></text:p>
      <text:p text:style-name="Standard"><text:tab/>int n;</text:p>
      <text:p text:style-name="Standard"><text:tab/>FuzzySet(){</text:p>
      <text:p text:style-name="Standard"><text:tab/><text:tab/>cout&lt;&lt;"Enter number if elements\n";cin&gt;&gt;n;</text:p>
      <text:p text:style-name="Standard"><text:tab/><text:tab/>cout&lt;&lt;"Enter 1st set\n";</text:p>
      <text:p text:style-name="Standard"><text:tab/><text:tab/>for(int i=0;i&lt;n;i++)</text:p>
      <text:p text:style-name="Standard"><text:tab/><text:tab/>{</text:p>
      <text:p text:style-name="Standard"><text:tab/><text:tab/><text:tab/>double x,y;</text:p>
      <text:p text:style-name="Standard"><text:tab/><text:tab/><text:tab/>cin&gt;&gt;x&gt;&gt;y;</text:p>
      <text:p text:style-name="Standard"><text:tab/><text:tab/><text:tab/>arr1.push_back(make_pair(x,y));</text:p>
      <text:p text:style-name="Standard"><text:tab/><text:tab/>}</text:p>
      <text:p text:style-name="Standard"><text:tab/><text:tab/>cout&lt;&lt;"Enter 2nd set\n";</text:p>
      <text:p text:style-name="Standard"><text:tab/><text:tab/>for(int i=0;i&lt;n;i++)</text:p>
      <text:p text:style-name="Standard"><text:tab/><text:tab/>{</text:p>
      <text:p text:style-name="Standard"><text:tab/><text:tab/><text:tab/>double x,y;</text:p>
      <text:p text:style-name="Standard"><text:tab/><text:tab/><text:tab/>cin&gt;&gt;x&gt;&gt;y;</text:p>
      <text:p text:style-name="Standard"><text:tab/><text:tab/><text:tab/>arr2.push_back(make_pair(x,y));</text:p>
      <text:p text:style-name="Standard"><text:tab/><text:tab/>}</text:p>
      <text:p text:style-name="Standard"><text:tab/><text:tab/></text:p>
      <text:p text:style-name="Standard"><text:tab/>}</text:p>
      <text:p text:style-name="Standard"><text:tab/>//FUZZY relation R = A X B</text:p>
      <text:p text:style-name="Standard"><text:tab/>void fuzz_relation(){</text:p>
      <text:p text:style-name="Standard"><text:tab/>vector&lt;vector&lt;double&gt;&gt; fuzz_rel(n,vector&lt;double&gt;(n,0));</text:p>
      <text:p text:style-name="Standard"><text:tab/><text:tab/>for(int i=0;i&lt;n;i++)</text:p>
      <text:p text:style-name="Standard"><text:soft-page-break/><text:tab/><text:tab/>{</text:p>
      <text:p text:style-name="Standard"><text:tab/><text:tab/><text:tab/>for(int j=0;j&lt;n;j++)</text:p>
      <text:p text:style-name="Standard"><text:tab/><text:tab/><text:tab/>{</text:p>
      <text:p text:style-name="Standard"><text:tab/><text:tab/><text:tab/><text:tab/>if(arr1[i].first&lt;=arr2[j].first)</text:p>
      <text:p text:style-name="Standard"><text:tab/><text:tab/><text:tab/><text:tab/>{</text:p>
      <text:p text:style-name="Standard"><text:tab/><text:tab/><text:tab/><text:tab/><text:tab/>fuzz_rel[i][j]=arr1[i].first;</text:p>
      <text:p text:style-name="Standard"><text:tab/><text:tab/><text:tab/><text:tab/>}</text:p>
      <text:p text:style-name="Standard"><text:tab/><text:tab/><text:tab/><text:tab/>else{</text:p>
      <text:p text:style-name="Standard"><text:tab/><text:tab/><text:tab/><text:tab/><text:tab/>fuzz_rel[i][j]=arr2[j].first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<text:tab/></text:p>
      <text:p text:style-name="Standard"><text:tab/><text:tab/>cout&lt;&lt;"FUZZY RELATION IS : \n";</text:p>
      <text:p text:style-name="Standard"><text:tab/><text:tab/>for(int i=0;i&lt;n;i++)</text:p>
      <text:p text:style-name="Standard"><text:tab/><text:tab/>{</text:p>
      <text:p text:style-name="Standard"><text:tab/><text:tab/><text:tab/>for(int j=0;j&lt;n;j++)</text:p>
      <text:p text:style-name="Standard"><text:tab/><text:tab/><text:tab/>{</text:p>
      <text:p text:style-name="Standard"><text:tab/><text:tab/><text:tab/><text:tab/>cout&lt;&lt;fuzz_rel[i][j]&lt;&lt;" ";</text:p>
      <text:p text:style-name="Standard"><text:tab/><text:tab/><text:tab/>}</text:p>
      <text:p text:style-name="Standard"><text:tab/><text:tab/><text:tab/>cout&lt;&lt;"\n";</text:p>
      <text:p text:style-name="Standard"><text:tab/><text:tab/>}</text:p>
      <text:p text:style-name="Standard"><text:tab/>}</text:p>
      <text:p text:style-name="Standard"><text:tab/></text:p>
      <text:p text:style-name="Standard"><text:tab/>void display(){</text:p>
      <text:p text:style-name="Standard"><text:tab/><text:tab/>for(auto x:arr1)</text:p>
      <text:p text:style-name="Standard"><text:tab/><text:tab/>{</text:p>
      <text:p text:style-name="Standard"><text:tab/><text:tab/><text:tab/>cout&lt;&lt;x.first&lt;&lt;" ";</text:p>
      <text:p text:style-name="Standard"><text:tab/><text:tab/>}</text:p>
      <text:p text:style-name="Standard"><text:tab/><text:tab/>cout&lt;&lt;"\n";</text:p>
      <text:p text:style-name="Standard"><text:tab/><text:tab/>for(auto x:arr1)</text:p>
      <text:p text:style-name="Standard"><text:tab/><text:tab/>{</text:p>
      <text:p text:style-name="Standard"><text:tab/><text:tab/><text:tab/>cout&lt;&lt;"----"&lt;&lt;" ";</text:p>
      <text:p text:style-name="Standard"><text:tab/><text:tab/>}</text:p>
      <text:p text:style-name="Standard"><text:tab/><text:tab/>cout&lt;&lt;"\n";</text:p>
      <text:p text:style-name="Standard"><text:tab/><text:tab/>for(auto x:arr1)</text:p>
      <text:p text:style-name="Standard"><text:tab/><text:tab/>{</text:p>
      <text:p text:style-name="Standard"><text:tab/><text:tab/><text:tab/>cout&lt;&lt;x.second&lt;&lt;" <text:s text:c="3"/>";</text:p>
      <text:p text:style-name="Standard"><text:tab/><text:tab/>}</text:p>
      <text:p text:style-name="Standard"><text:tab/><text:tab/>cout&lt;&lt;"\n\n";</text:p>
      <text:p text:style-name="Standard"><text:tab/><text:tab/></text:p>
      <text:p text:style-name="Standard"><text:tab/><text:tab/>for(auto x:arr2)</text:p>
      <text:p text:style-name="Standard"><text:tab/><text:tab/>{</text:p>
      <text:p text:style-name="Standard"><text:tab/><text:tab/><text:tab/>cout&lt;&lt;x.first&lt;&lt;" ";</text:p>
      <text:p text:style-name="Standard"><text:tab/><text:tab/>}</text:p>
      <text:p text:style-name="Standard"><text:tab/><text:tab/>cout&lt;&lt;"\n";</text:p>
      <text:p text:style-name="Standard"><text:tab/><text:tab/>for(auto x:arr2)</text:p>
      <text:p text:style-name="Standard"><text:tab/><text:tab/>{</text:p>
      <text:p text:style-name="Standard"><text:tab/><text:tab/><text:tab/>cout&lt;&lt;"----"&lt;&lt;" ";</text:p>
      <text:p text:style-name="Standard"><text:tab/><text:tab/>}</text:p>
      <text:p text:style-name="Standard"><text:tab/><text:tab/>cout&lt;&lt;"\n";</text:p>
      <text:p text:style-name="Standard"><text:tab/><text:tab/>for(auto x:arr2)</text:p>
      <text:p text:style-name="Standard"><text:soft-page-break/><text:tab/><text:tab/>{</text:p>
      <text:p text:style-name="Standard"><text:tab/><text:tab/><text:tab/>cout&lt;&lt;x.second&lt;&lt;" <text:s text:c="3"/>";</text:p>
      <text:p text:style-name="Standard"><text:tab/><text:tab/>}</text:p>
      <text:p text:style-name="Standard"><text:tab/><text:tab/>cout&lt;&lt;"\n";</text:p>
      <text:p text:style-name="Standard"><text:tab/>}</text:p>
      <text:p text:style-name="Standard"><text:tab/></text:p>
      <text:p text:style-name="Standard"><text:tab/>//Union -&gt; <text:s/>degree_of_membership(Y)= max(degree_of_membership(A), degree_of_membership(B)) </text:p>
      <text:p text:style-name="Standard"><text:tab/>void union_fuzz(){</text:p>
      <text:p text:style-name="Standard"><text:tab/><text:tab/>for(int i=0;i&lt;n;i++)</text:p>
      <text:p text:style-name="Standard"><text:tab/><text:tab/>{</text:p>
      <text:p text:style-name="Standard"><text:tab/><text:tab/><text:tab/>if(arr1[i].first&gt;=arr2[i].first)</text:p>
      <text:p text:style-name="Standard"><text:tab/><text:tab/><text:tab/>{</text:p>
      <text:p text:style-name="Standard"><text:tab/><text:tab/><text:tab/><text:tab/>union_arr.push_back(arr1[i]);</text:p>
      <text:p text:style-name="Standard"><text:tab/><text:tab/><text:tab/>}</text:p>
      <text:p text:style-name="Standard"><text:tab/><text:tab/><text:tab/>else{</text:p>
      <text:p text:style-name="Standard"><text:tab/><text:tab/><text:tab/><text:tab/>union_arr.push_back(arr2[i]);</text:p>
      <text:p text:style-name="Standard"><text:tab/><text:tab/><text:tab/>}</text:p>
      <text:p text:style-name="Standard"><text:tab/><text:tab/>}</text:p>
      <text:p text:style-name="Standard"><text:tab/><text:tab/>cout&lt;&lt;"Union is : \n";</text:p>
      <text:p text:style-name="Standard"><text:tab/><text:tab/>for(auto x:union_arr)</text:p>
      <text:p text:style-name="Standard"><text:tab/><text:tab/>{</text:p>
      <text:p text:style-name="Standard"><text:tab/><text:tab/><text:tab/>cout&lt;&lt;x.first&lt;&lt;" <text:s text:c="3"/>";</text:p>
      <text:p text:style-name="Standard"><text:tab/><text:tab/>}</text:p>
      <text:p text:style-name="Standard"><text:tab/><text:tab/>cout&lt;&lt;"\n";</text:p>
      <text:p text:style-name="Standard"><text:tab/><text:tab/>for(auto x:union_arr)</text:p>
      <text:p text:style-name="Standard"><text:tab/><text:tab/>{</text:p>
      <text:p text:style-name="Standard"><text:tab/><text:tab/><text:tab/>cout&lt;&lt;"----"&lt;&lt;" ";</text:p>
      <text:p text:style-name="Standard"><text:tab/><text:tab/>}</text:p>
      <text:p text:style-name="Standard"><text:tab/><text:tab/>cout&lt;&lt;"\n";</text:p>
      <text:p text:style-name="Standard"><text:tab/><text:tab/>for(auto x:union_arr)</text:p>
      <text:p text:style-name="Standard"><text:tab/><text:tab/>{</text:p>
      <text:p text:style-name="Standard"><text:tab/><text:tab/><text:tab/>cout&lt;&lt;x.second&lt;&lt;" <text:s text:c="3"/>";</text:p>
      <text:p text:style-name="Standard"><text:tab/><text:tab/>}</text:p>
      <text:p text:style-name="Standard"><text:tab/><text:tab/>cout&lt;&lt;"\n";</text:p>
      <text:p text:style-name="Standard"><text:tab/>}</text:p>
      <text:p text:style-name="Standard"><text:tab/></text:p>
      <text:p text:style-name="Standard"><text:tab/>void inter_fuzz(){</text:p>
      <text:p text:style-name="Standard"><text:tab/><text:tab/>for(int i=0;i&lt;n;i++)</text:p>
      <text:p text:style-name="Standard"><text:tab/><text:tab/>{</text:p>
      <text:p text:style-name="Standard"><text:tab/><text:tab/><text:tab/>if(arr1[i].first&gt;=arr2[i].first)</text:p>
      <text:p text:style-name="Standard"><text:tab/><text:tab/><text:tab/>{</text:p>
      <text:p text:style-name="Standard"><text:tab/><text:tab/><text:tab/><text:tab/>inter_arr.push_back(arr2[i]);</text:p>
      <text:p text:style-name="Standard"><text:tab/><text:tab/><text:tab/>}</text:p>
      <text:p text:style-name="Standard"><text:tab/><text:tab/><text:tab/>else{</text:p>
      <text:p text:style-name="Standard"><text:tab/><text:tab/><text:tab/><text:tab/>inter_arr.push_back(arr1[i]);</text:p>
      <text:p text:style-name="Standard"><text:tab/><text:tab/><text:tab/>}</text:p>
      <text:p text:style-name="Standard"><text:tab/><text:tab/>}</text:p>
      <text:p text:style-name="Standard"><text:tab/><text:tab/>cout&lt;&lt;"Intersection is : \n";</text:p>
      <text:p text:style-name="Standard"><text:tab/><text:tab/>for(auto x:inter_arr)</text:p>
      <text:p text:style-name="Standard"><text:tab/><text:tab/>{</text:p>
      <text:p text:style-name="Standard"><text:tab/><text:tab/><text:tab/>cout&lt;&lt;x.first&lt;&lt;" <text:s text:c="3"/>";</text:p>
      <text:p text:style-name="Standard"><text:soft-page-break/><text:tab/><text:tab/>}</text:p>
      <text:p text:style-name="Standard"><text:tab/><text:tab/>cout&lt;&lt;"\n";</text:p>
      <text:p text:style-name="Standard"><text:tab/><text:tab/>for(auto x:inter_arr)</text:p>
      <text:p text:style-name="Standard"><text:tab/><text:tab/>{</text:p>
      <text:p text:style-name="Standard"><text:tab/><text:tab/><text:tab/>cout&lt;&lt;"----"&lt;&lt;" ";</text:p>
      <text:p text:style-name="Standard"><text:tab/><text:tab/>}</text:p>
      <text:p text:style-name="Standard"><text:tab/><text:tab/>cout&lt;&lt;"\n";</text:p>
      <text:p text:style-name="Standard"><text:tab/><text:tab/>for(auto x:inter_arr)</text:p>
      <text:p text:style-name="Standard"><text:tab/><text:tab/>{</text:p>
      <text:p text:style-name="Standard"><text:tab/><text:tab/><text:tab/>cout&lt;&lt;x.second&lt;&lt;" <text:s text:c="3"/>";</text:p>
      <text:p text:style-name="Standard"><text:tab/><text:tab/>}</text:p>
      <text:p text:style-name="Standard"><text:tab/><text:tab/>cout&lt;&lt;"\n";</text:p>
      <text:p text:style-name="Standard"><text:tab/>}</text:p>
      <text:p text:style-name="Standard"><text:tab/></text:p>
      <text:p text:style-name="Standard"><text:tab/>void complement_fuzz(){</text:p>
      <text:p text:style-name="Standard"><text:tab/><text:tab/>for(int i=0;i&lt;n;i++)</text:p>
      <text:p text:style-name="Standard"><text:tab/><text:tab/>{</text:p>
      <text:p text:style-name="Standard"><text:tab/><text:tab/><text:tab/>double ans=1-arr1[i].first;</text:p>
      <text:p text:style-name="Standard"><text:tab/><text:tab/><text:tab/>arr1_comp.push_back(make_pair(ans,arr1[i].second));</text:p>
      <text:p text:style-name="Standard"><text:tab/><text:tab/>}</text:p>
      <text:p text:style-name="Standard"><text:tab/><text:tab/>for(int i=0;i&lt;n;i++)</text:p>
      <text:p text:style-name="Standard"><text:tab/><text:tab/>{</text:p>
      <text:p text:style-name="Standard"><text:tab/><text:tab/><text:tab/>double ans=1-arr2[i].first;</text:p>
      <text:p text:style-name="Standard"><text:tab/><text:tab/><text:tab/>arr2_comp.push_back(make_pair(ans,arr1[i].second));</text:p>
      <text:p text:style-name="Standard"><text:tab/><text:tab/>}</text:p>
      <text:p text:style-name="Standard"><text:tab/><text:tab/>cout&lt;&lt;"Complement of arr1 :\n";</text:p>
      <text:p text:style-name="Standard"><text:tab/><text:tab/>for(auto x:arr1_comp)</text:p>
      <text:p text:style-name="Standard"><text:tab/><text:tab/>{</text:p>
      <text:p text:style-name="Standard"><text:tab/><text:tab/><text:tab/>cout&lt;&lt;x.first&lt;&lt;" <text:s text:c="3"/>";</text:p>
      <text:p text:style-name="Standard"><text:tab/><text:tab/>}</text:p>
      <text:p text:style-name="Standard"><text:tab/><text:tab/>cout&lt;&lt;"\n";</text:p>
      <text:p text:style-name="Standard"><text:tab/><text:tab/>for(auto x:arr1_comp)</text:p>
      <text:p text:style-name="Standard"><text:tab/><text:tab/>{</text:p>
      <text:p text:style-name="Standard"><text:tab/><text:tab/><text:tab/>cout&lt;&lt;"----"&lt;&lt;" ";</text:p>
      <text:p text:style-name="Standard"><text:tab/><text:tab/>}</text:p>
      <text:p text:style-name="Standard"><text:tab/><text:tab/>cout&lt;&lt;"\n";</text:p>
      <text:p text:style-name="Standard"><text:tab/><text:tab/>for(auto x:arr1_comp)</text:p>
      <text:p text:style-name="Standard"><text:tab/><text:tab/>{</text:p>
      <text:p text:style-name="Standard"><text:tab/><text:tab/><text:tab/>cout&lt;&lt;x.second&lt;&lt;" <text:s text:c="3"/>";</text:p>
      <text:p text:style-name="Standard"><text:tab/><text:tab/>}</text:p>
      <text:p text:style-name="Standard"><text:tab/><text:tab/>cout&lt;&lt;"\n";</text:p>
      <text:p text:style-name="Standard"><text:tab/><text:tab/>cout&lt;&lt;"Complement of arr2 :\n";</text:p>
      <text:p text:style-name="Standard"><text:tab/><text:tab/>for(auto x:arr2_comp)</text:p>
      <text:p text:style-name="Standard"><text:tab/><text:tab/>{</text:p>
      <text:p text:style-name="Standard"><text:tab/><text:tab/><text:tab/>cout&lt;&lt;x.first&lt;&lt;" <text:s text:c="3"/>";</text:p>
      <text:p text:style-name="Standard"><text:tab/><text:tab/>}</text:p>
      <text:p text:style-name="Standard"><text:tab/><text:tab/>cout&lt;&lt;"\n";</text:p>
      <text:p text:style-name="Standard"><text:tab/><text:tab/>for(auto x:arr2_comp)</text:p>
      <text:p text:style-name="Standard"><text:tab/><text:tab/>{</text:p>
      <text:p text:style-name="Standard"><text:tab/><text:tab/><text:tab/>cout&lt;&lt;"----"&lt;&lt;" ";</text:p>
      <text:p text:style-name="Standard"><text:tab/><text:tab/>}</text:p>
      <text:p text:style-name="Standard"><text:tab/><text:tab/>cout&lt;&lt;"\n";</text:p>
      <text:p text:style-name="Standard"><text:soft-page-break/><text:tab/><text:tab/>for(auto x:arr2_comp)</text:p>
      <text:p text:style-name="Standard"><text:tab/><text:tab/>{</text:p>
      <text:p text:style-name="Standard"><text:tab/><text:tab/><text:tab/>cout&lt;&lt;x.second&lt;&lt;" <text:s text:c="3"/>";</text:p>
      <text:p text:style-name="Standard"><text:tab/><text:tab/>}</text:p>
      <text:p text:style-name="Standard"><text:tab/><text:tab/>cout&lt;&lt;"\n";</text:p>
      <text:p text:style-name="Standard"><text:tab/><text:tab/></text:p>
      <text:p text:style-name="Standard"><text:tab/>}</text:p>
      <text:p text:style-name="Standard"><text:tab/></text:p>
      <text:p text:style-name="Standard"><text:tab/></text:p>
      <text:p text:style-name="Standard"><text:tab/>void diff_fuzz(){</text:p>
      <text:p text:style-name="Standard"><text:tab/></text:p>
      <text:p text:style-name="Standard"><text:tab/>//diff is min(A,complement of B);</text:p>
      <text:p text:style-name="Standard"><text:tab/><text:tab/></text:p>
      <text:p text:style-name="Standard"><text:tab/><text:tab/>for(int i=0;i&lt;n;i++)</text:p>
      <text:p text:style-name="Standard"><text:tab/><text:tab/>{</text:p>
      <text:p text:style-name="Standard"><text:tab/><text:tab/><text:tab/>if(arr1[i].first&gt;=arr2_comp[i].first)</text:p>
      <text:p text:style-name="Standard"><text:tab/><text:tab/><text:tab/>{</text:p>
      <text:p text:style-name="Standard"><text:tab/><text:tab/><text:tab/><text:tab/>diff1.push_back(arr2_comp[i]);</text:p>
      <text:p text:style-name="Standard"><text:tab/><text:tab/><text:tab/>}</text:p>
      <text:p text:style-name="Standard"><text:tab/><text:tab/><text:tab/>else{</text:p>
      <text:p text:style-name="Standard"><text:tab/><text:tab/><text:tab/><text:tab/>diff1.push_back(arr1[i]);</text:p>
      <text:p text:style-name="Standard"><text:tab/><text:tab/><text:tab/>}</text:p>
      <text:p text:style-name="Standard"><text:tab/><text:tab/>}</text:p>
      <text:p text:style-name="Standard"><text:tab/><text:tab/>cout&lt;&lt;"Difference is : \n";</text:p>
      <text:p text:style-name="Standard"><text:tab/><text:tab/>for(auto x:diff1)</text:p>
      <text:p text:style-name="Standard"><text:tab/><text:tab/>{</text:p>
      <text:p text:style-name="Standard"><text:tab/><text:tab/><text:tab/>cout&lt;&lt;x.first&lt;&lt;" <text:s text:c="3"/>";</text:p>
      <text:p text:style-name="Standard"><text:tab/><text:tab/>}</text:p>
      <text:p text:style-name="Standard"><text:tab/><text:tab/>cout&lt;&lt;"\n";</text:p>
      <text:p text:style-name="Standard"><text:tab/><text:tab/>for(auto x:diff1)</text:p>
      <text:p text:style-name="Standard"><text:tab/><text:tab/>{</text:p>
      <text:p text:style-name="Standard"><text:tab/><text:tab/><text:tab/>cout&lt;&lt;"----"&lt;&lt;" ";</text:p>
      <text:p text:style-name="Standard"><text:tab/><text:tab/>}</text:p>
      <text:p text:style-name="Standard"><text:tab/><text:tab/>cout&lt;&lt;"\n";</text:p>
      <text:p text:style-name="Standard"><text:tab/><text:tab/>for(auto x:diff1)</text:p>
      <text:p text:style-name="Standard"><text:tab/><text:tab/>{</text:p>
      <text:p text:style-name="Standard"><text:tab/><text:tab/><text:tab/>cout&lt;&lt;x.second&lt;&lt;" <text:s text:c="3"/>";</text:p>
      <text:p text:style-name="Standard"><text:tab/><text:tab/>}</text:p>
      <text:p text:style-name="Standard"><text:tab/><text:tab/>cout&lt;&lt;"\n";</text:p>
      <text:p text:style-name="Standard"/>
      <text:p text:style-name="Standard"><text:tab/><text:tab/>//Diff B|A = min(B,comple(A))</text:p>
      <text:p text:style-name="Standard"/>
      <text:p text:style-name="Standard"><text:tab/><text:tab/>for(int i=0;i&lt;n;i++)</text:p>
      <text:p text:style-name="Standard"><text:tab/><text:tab/>{</text:p>
      <text:p text:style-name="Standard"><text:tab/><text:tab/><text:tab/>if(arr2[i].first&gt;=arr1_comp[i].first)</text:p>
      <text:p text:style-name="Standard"><text:tab/><text:tab/><text:tab/>{</text:p>
      <text:p text:style-name="Standard"><text:tab/><text:tab/><text:tab/><text:tab/>diff2.push_back(arr1_comp[i]);</text:p>
      <text:p text:style-name="Standard"><text:tab/><text:tab/><text:tab/>}</text:p>
      <text:p text:style-name="Standard"><text:tab/><text:tab/><text:tab/>else{</text:p>
      <text:p text:style-name="Standard"><text:tab/><text:tab/><text:tab/><text:tab/>diff2.push_back(arr2[i]);</text:p>
      <text:p text:style-name="Standard"><text:tab/><text:tab/><text:tab/>}</text:p>
      <text:p text:style-name="Standard"><text:tab/><text:tab/>}</text:p>
      <text:p text:style-name="Standard"><text:soft-page-break/><text:tab/><text:tab/>cout&lt;&lt;"Difference is : \n";</text:p>
      <text:p text:style-name="Standard"><text:tab/><text:tab/>for(auto x:diff2)</text:p>
      <text:p text:style-name="Standard"><text:tab/><text:tab/>{</text:p>
      <text:p text:style-name="Standard"><text:tab/><text:tab/><text:tab/>cout&lt;&lt;x.first&lt;&lt;" <text:s text:c="3"/>";</text:p>
      <text:p text:style-name="Standard"><text:tab/><text:tab/>}</text:p>
      <text:p text:style-name="Standard"><text:tab/><text:tab/>cout&lt;&lt;"\n";</text:p>
      <text:p text:style-name="Standard"><text:tab/><text:tab/>for(auto x:diff2)</text:p>
      <text:p text:style-name="Standard"><text:tab/><text:tab/>{</text:p>
      <text:p text:style-name="Standard"><text:tab/><text:tab/><text:tab/>cout&lt;&lt;"----"&lt;&lt;" ";</text:p>
      <text:p text:style-name="Standard"><text:tab/><text:tab/>}</text:p>
      <text:p text:style-name="Standard"><text:tab/><text:tab/>cout&lt;&lt;"\n";</text:p>
      <text:p text:style-name="Standard"><text:tab/><text:tab/>for(auto x:diff2)</text:p>
      <text:p text:style-name="Standard"><text:tab/><text:tab/>{</text:p>
      <text:p text:style-name="Standard"><text:tab/><text:tab/><text:tab/>cout&lt;&lt;x.second&lt;&lt;" <text:s text:c="3"/>";</text:p>
      <text:p text:style-name="Standard"><text:tab/><text:tab/>}</text:p>
      <text:p text:style-name="Standard"><text:tab/><text:tab/>cout&lt;&lt;"\n";</text:p>
      <text:p text:style-name="Standard"><text:tab/>}</text:p>
      <text:p text:style-name="Standard"><text:tab/></text:p>
      <text:p text:style-name="Standard"><text:tab/>void max_min_compo(){</text:p>
      <text:p text:style-name="Standard"><text:tab/>int m1,n1,m2,n2;</text:p>
      <text:p text:style-name="Standard"><text:tab/></text:p>
      <text:p text:style-name="Standard"><text:tab/>cout&lt;&lt;"Enter size of 1st\n";cin&gt;&gt;m1&gt;&gt;n1;</text:p>
      <text:p text:style-name="Standard"><text:tab/>vector&lt;vector&lt;double&gt;&gt; fun1(m1,vector&lt;double&gt;(n1,0));</text:p>
      <text:p text:style-name="Standard"><text:tab/></text:p>
      <text:p text:style-name="Standard"><text:tab/>cout&lt;&lt;"Enter Fuzzy relation 1\n";</text:p>
      <text:p text:style-name="Standard"><text:tab/>for(int i=0;i&lt;m1;i++)</text:p>
      <text:p text:style-name="Standard"><text:tab/>{</text:p>
      <text:p text:style-name="Standard"><text:tab/><text:tab/>for(int j=0;j&lt;n1;j++)</text:p>
      <text:p text:style-name="Standard"><text:tab/><text:tab/>{</text:p>
      <text:p text:style-name="Standard"><text:tab/><text:tab/><text:tab/>cin&gt;&gt;fun1[i][j];<text:tab/></text:p>
      <text:p text:style-name="Standard"><text:tab/><text:tab/>}</text:p>
      <text:p text:style-name="Standard"><text:tab/>}</text:p>
      <text:p text:style-name="Standard"><text:tab/>cout&lt;&lt;"Enter size of 2nd\n";cin&gt;&gt;m2&gt;&gt;n2;</text:p>
      <text:p text:style-name="Standard"><text:tab/>vector&lt;vector&lt;double&gt;&gt; fun2(m2,vector&lt;double&gt;(n2,0));</text:p>
      <text:p text:style-name="Standard"><text:tab/>cout&lt;&lt;"Enter Fuzzy relation 2\n";</text:p>
      <text:p text:style-name="Standard"><text:tab/>for(int i=0;i&lt;m2;i++)</text:p>
      <text:p text:style-name="Standard"><text:tab/>{</text:p>
      <text:p text:style-name="Standard"><text:tab/><text:tab/>for(int j=0;j&lt;n2;j++)</text:p>
      <text:p text:style-name="Standard"><text:tab/><text:tab/>{</text:p>
      <text:p text:style-name="Standard"><text:tab/><text:tab/><text:tab/>cin&gt;&gt;fun2[i][j];<text:tab/></text:p>
      <text:p text:style-name="Standard"><text:tab/><text:tab/>}</text:p>
      <text:p text:style-name="Standard"><text:tab/>}</text:p>
      <text:p text:style-name="Standard"><text:tab/></text:p>
      <text:p text:style-name="Standard"><text:tab/>vector&lt;vector&lt;double&gt;&gt; res(m1,vector&lt;double&gt;(n2,0));</text:p>
      <text:p text:style-name="Standard"><text:tab/>for(int i=0;i&lt;m1;i++)</text:p>
      <text:p text:style-name="Standard"><text:tab/>{</text:p>
      <text:p text:style-name="Standard"><text:tab/><text:tab/>for(int j=0;j&lt;n2;j++)</text:p>
      <text:p text:style-name="Standard"><text:tab/><text:tab/>{</text:p>
      <text:p text:style-name="Standard"><text:tab/><text:tab/><text:tab/>for(int k=0;k&lt;n1;k++)</text:p>
      <text:p text:style-name="Standard"><text:tab/><text:tab/><text:tab/>{</text:p>
      <text:p text:style-name="Standard"><text:tab/><text:tab/><text:tab/><text:tab/>res[i][j] = max(res[i][j],min(fun1[i][k],fun2[k][j]));</text:p>
      <text:p text:style-name="Standard"><text:tab/><text:tab/><text:tab/>}</text:p>
      <text:p text:style-name="Standard"><text:soft-page-break/><text:tab/><text:tab/>}</text:p>
      <text:p text:style-name="Standard"><text:tab/>}</text:p>
      <text:p text:style-name="Standard"><text:tab/>cout&lt;&lt;"MAX MIN COMPOSITION IS :\n";</text:p>
      <text:p text:style-name="Standard"><text:tab/>for(int i=0;i&lt;m1;i++)</text:p>
      <text:p text:style-name="Standard"><text:tab/>{</text:p>
      <text:p text:style-name="Standard"><text:tab/><text:tab/>for(int j=0;j&lt;n2;j++)</text:p>
      <text:p text:style-name="Standard"><text:tab/><text:tab/>{</text:p>
      <text:p text:style-name="Standard"><text:tab/><text:tab/><text:tab/>cout&lt;&lt;res[i][j]&lt;&lt;" ";</text:p>
      <text:p text:style-name="Standard"><text:tab/><text:tab/>}</text:p>
      <text:p text:style-name="Standard"><text:tab/><text:tab/>cout&lt;&lt;"\n";</text:p>
      <text:p text:style-name="Standard"><text:tab/>}</text:p>
      <text:p text:style-name="Standard"><text:tab/></text:p>
      <text:p text:style-name="Standard"><text:tab/></text:p>
      <text:p text:style-name="Standard"><text:tab/>}</text:p>
      <text:p text:style-name="Standard"><text:tab/></text:p>
      <text:p text:style-name="Standard"><text:tab/></text:p>
      <text:p text:style-name="Standard">};</text:p>
      <text:p text:style-name="Standard"/>
      <text:p text:style-name="Standard">int main(){</text:p>
      <text:p text:style-name="Standard"><text:tab/>FuzzySet f;</text:p>
      <text:p text:style-name="Standard"><text:tab/>auto t_start = std::chrono::high_resolution_clock::now();</text:p>
      <text:p text:style-name="Standard"><text:tab/>// the work...</text:p>
      <text:p text:style-name="Standard"><text:tab/>auto t_end = std::chrono::high_resolution_clock::now();</text:p>
      <text:p text:style-name="Standard"><text:tab/>f.union_fuzz();</text:p>
      <text:p text:style-name="Standard"><text:tab/>f.inter_fuzz();</text:p>
      <text:p text:style-name="Standard"><text:tab/>f.complement_fuzz();</text:p>
      <text:p text:style-name="Standard"><text:tab/>f.diff_fuzz();</text:p>
      <text:p text:style-name="Standard"><text:tab/>f.fuzz_relation();</text:p>
      <text:p text:style-name="Standard"><text:tab/>f.max_min_compo();</text:p>
      <text:p text:style-name="Standard"><text:tab/>double elapsed_time_ms = std::chrono::duration&lt;double, std::milli&gt;(t_end-t_start).count();</text:p>
      <text:p text:style-name="Standard"><text:tab/>cout&lt;&lt;"time : "&lt;&lt;elapsed_time_ms&lt;&lt;endl;</text:p>
      <text:p text:style-name="Standard">}</text:p>
      <text:p text:style-name="Standard"/>
      <text:p text:style-name="Standard">//output</text:p>
      <text:p text:style-name="Standard"/>
      <text:p text:style-name="Standard"/>
      <text:p text:style-name="Standard"/>
      <text:p text:style-name="Standard">(base) omkar@omkar-lenovo:~/OMKAR/BE/LP4/a1$ g++ a1.cpp </text:p>
      <text:p text:style-name="Standard">(base) omkar@omkar-lenovo:~/OMKAR/BE/LP4/a1$ ./a.out </text:p>
      <text:p text:style-name="Standard">Enter number if elements</text:p>
      <text:p text:style-name="Standard">4</text:p>
      <text:p text:style-name="Standard">Enter 1st set</text:p>
      <text:p text:style-name="Standard">1 2</text:p>
      <text:p text:style-name="Standard">0.3 4</text:p>
      <text:p text:style-name="Standard">0.5 6</text:p>
      <text:p text:style-name="Standard">0.2 8</text:p>
      <text:p text:style-name="Standard">Enter 2nd set</text:p>
      <text:p text:style-name="Standard">0.5 2</text:p>
      <text:p text:style-name="Standard">0.4 4</text:p>
      <text:p text:style-name="Standard">0.1 6</text:p>
      <text:p text:style-name="Standard">1 8</text:p>
      <text:p text:style-name="Standard">Union is : </text:p>
      <text:p text:style-name="Standard"><text:soft-page-break/>1 <text:s text:c="3"/>0.4 <text:s text:c="3"/>0.5 <text:s text:c="3"/>1 <text:s text:c="3"/></text:p>
      <text:p text:style-name="Standard">---- ---- ---- ---- </text:p>
      <text:p text:style-name="Standard">2 <text:s text:c="3"/>4 <text:s text:c="3"/>6 <text:s text:c="3"/>8 <text:s text:c="3"/></text:p>
      <text:p text:style-name="Standard">Intersection is : </text:p>
      <text:p text:style-name="Standard">0.5 <text:s text:c="3"/>0.3 <text:s text:c="3"/>0.1 <text:s text:c="3"/>0.2 <text:s text:c="3"/></text:p>
      <text:p text:style-name="Standard">---- ---- ---- ---- </text:p>
      <text:p text:style-name="Standard">2 <text:s text:c="3"/>4 <text:s text:c="3"/>6 <text:s text:c="3"/>8 <text:s text:c="3"/></text:p>
      <text:p text:style-name="Standard">Complement of arr1 :</text:p>
      <text:p text:style-name="Standard">0 <text:s text:c="3"/>0.7 <text:s text:c="3"/>0.5 <text:s text:c="3"/>0.8 <text:s text:c="3"/></text:p>
      <text:p text:style-name="Standard">---- ---- ---- ---- </text:p>
      <text:p text:style-name="Standard">2 <text:s text:c="3"/>4 <text:s text:c="3"/>6 <text:s text:c="3"/>8 <text:s text:c="3"/></text:p>
      <text:p text:style-name="Standard">Complement of arr2 :</text:p>
      <text:p text:style-name="Standard">0.5 <text:s text:c="3"/>0.6 <text:s text:c="3"/>0.9 <text:s text:c="3"/>0 <text:s text:c="3"/></text:p>
      <text:p text:style-name="Standard">---- ---- ---- ---- </text:p>
      <text:p text:style-name="Standard">2 <text:s text:c="3"/>4 <text:s text:c="3"/>6 <text:s text:c="3"/>8 <text:s text:c="3"/></text:p>
      <text:p text:style-name="Standard">Difference is : </text:p>
      <text:p text:style-name="Standard">0.5 <text:s text:c="3"/>0.3 <text:s text:c="3"/>0.5 <text:s text:c="3"/>0 <text:s text:c="3"/></text:p>
      <text:p text:style-name="Standard">---- ---- ---- ---- </text:p>
      <text:p text:style-name="Standard">2 <text:s text:c="3"/>4 <text:s text:c="3"/>6 <text:s text:c="3"/>8 <text:s text:c="3"/></text:p>
      <text:p text:style-name="Standard">Difference is : </text:p>
      <text:p text:style-name="Standard">0 <text:s text:c="3"/>0.4 <text:s text:c="3"/>0.1 <text:s text:c="3"/>0.8 <text:s text:c="3"/></text:p>
      <text:p text:style-name="Standard">---- ---- ---- ---- </text:p>
      <text:p text:style-name="Standard">2 <text:s text:c="3"/>4 <text:s text:c="3"/>6 <text:s text:c="3"/>8 <text:s text:c="3"/></text:p>
      <text:p text:style-name="Standard">FUZZY RELATION IS : </text:p>
      <text:p text:style-name="Standard">0.5 0.4 0.1 1 </text:p>
      <text:p text:style-name="Standard">0.3 0.3 0.1 0.3 </text:p>
      <text:p text:style-name="Standard">0.5 0.4 0.1 0.5 </text:p>
      <text:p text:style-name="Standard">0.2 0.2 0.1 0.2 </text:p>
      <text:p text:style-name="Standard">Enter size of 1st</text:p>
      <text:p text:style-name="Standard">1 3</text:p>
      <text:p text:style-name="Standard">Enter Fuzzy relation 1</text:p>
      <text:p text:style-name="Standard">0.1 0.2 0.7</text:p>
      <text:p text:style-name="Standard">Enter size of 2nd</text:p>
      <text:p text:style-name="Standard">3 3</text:p>
      <text:p text:style-name="Standard">Enter Fuzzy relation 2</text:p>
      <text:p text:style-name="Standard">0.9 0.4 0.9</text:p>
      <text:p text:style-name="Standard">0.2 0.2 0.2</text:p>
      <text:p text:style-name="Standard">0.5 0.4 0.5</text:p>
      <text:p text:style-name="Standard">MAX MIN COMPOSITION IS :</text:p>
      <text:p text:style-name="Standard">0.5 0.4 0.5 </text:p>
      <text:p text:style-name="Standard">time : 0.000508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09:26:51.535654566</meta:creation-date>
    <dc:date>2021-02-04T09:27:38.018780581</dc:date>
    <meta:editing-duration>PT47S</meta:editing-duration>
    <meta:editing-cycles>1</meta:editing-cycles>
    <meta:document-statistic meta:table-count="0" meta:image-count="0" meta:object-count="0" meta:page-count="8" meta:paragraph-count="393" meta:word-count="733" meta:character-count="6291" meta:non-whitespace-character-count="5057"/>
    <meta:generator>LibreOffice/6.4.6.2$Linux_X86_64 LibreOffice_project/40$Build-2</meta:generator>
  </office:meta>
</office:document-meta>
</file>